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6cbc3d" officeooo:paragraph-rsid="006cbc3d"/>
    </style:style>
    <style:style style:name="P2" style:family="paragraph" style:parent-style-name="Standard">
      <style:text-properties officeooo:paragraph-rsid="0078de64"/>
    </style:style>
    <style:style style:name="P3" style:family="paragraph" style:parent-style-name="Standard">
      <style:text-properties officeooo:rsid="006d62ae" officeooo:paragraph-rsid="006d62ae"/>
    </style:style>
    <style:style style:name="P4" style:family="paragraph" style:parent-style-name="Standard">
      <style:text-properties officeooo:rsid="00efcb8c" officeooo:paragraph-rsid="00efcb8c"/>
    </style:style>
    <style:style style:name="P5" style:family="paragraph" style:parent-style-name="Standard">
      <style:text-properties officeooo:rsid="00efdd10" officeooo:paragraph-rsid="00efdd10"/>
    </style:style>
    <style:style style:name="P6" style:family="paragraph" style:parent-style-name="Standard">
      <style:text-properties officeooo:rsid="00f116ec" officeooo:paragraph-rsid="00f116ec"/>
    </style:style>
    <style:style style:name="P7" style:family="paragraph" style:parent-style-name="Standard">
      <style:paragraph-properties fo:margin-left="0.2917in" fo:margin-right="0in" fo:text-indent="0in" style:auto-text-indent="false"/>
    </style:style>
    <style:style style:name="P8" style:family="paragraph" style:parent-style-name="Standard">
      <style:paragraph-properties fo:margin-left="0.2917in" fo:margin-right="0in" fo:text-indent="0in" style:auto-text-indent="false"/>
      <style:text-properties officeooo:rsid="007447c6" officeooo:paragraph-rsid="007447c6"/>
    </style:style>
    <style:style style:name="P9" style:family="paragraph" style:parent-style-name="Standard">
      <style:paragraph-properties fo:margin-left="0.2917in" fo:margin-right="0in" fo:text-indent="0in" style:auto-text-indent="false"/>
      <style:text-properties officeooo:paragraph-rsid="009b0f7a"/>
    </style:style>
    <style:style style:name="P10" style:family="paragraph" style:parent-style-name="Standard">
      <style:paragraph-properties fo:margin-left="0.2917in" fo:margin-right="0in" fo:text-indent="0in" style:auto-text-indent="false"/>
      <style:text-properties fo:font-weight="bold" officeooo:rsid="00a94668" officeooo:paragraph-rsid="00a94668" style:font-weight-asian="bold" style:font-weight-complex="bold"/>
    </style:style>
    <style:style style:name="P11" style:family="paragraph" style:parent-style-name="Standard">
      <style:paragraph-properties fo:margin-left="0.2917in" fo:margin-right="0in" fo:text-indent="0in" style:auto-text-indent="false"/>
      <style:text-properties officeooo:rsid="00b166b2" officeooo:paragraph-rsid="00b166b2"/>
    </style:style>
    <style:style style:name="P12" style:family="paragraph" style:parent-style-name="Standard">
      <style:paragraph-properties fo:margin-left="0in" fo:margin-right="0in" fo:text-indent="0in" style:auto-text-indent="false"/>
      <style:text-properties officeooo:rsid="00b61fe3" officeooo:paragraph-rsid="00b61fe3"/>
    </style:style>
    <style:style style:name="P13" style:family="paragraph" style:parent-style-name="Standard">
      <style:paragraph-properties fo:margin-left="0in" fo:margin-right="0in" fo:text-indent="0in" style:auto-text-indent="false"/>
      <style:text-properties officeooo:rsid="00b61fe3" officeooo:paragraph-rsid="00e2ca3c"/>
    </style:style>
    <style:style style:name="P14" style:family="paragraph" style:parent-style-name="Standard">
      <style:paragraph-properties fo:margin-left="0in" fo:margin-right="0in" fo:text-indent="0in" style:auto-text-indent="false"/>
      <style:text-properties officeooo:paragraph-rsid="00b61fe3"/>
    </style:style>
    <style:style style:name="P15" style:family="paragraph" style:parent-style-name="Standard">
      <style:paragraph-properties fo:margin-left="0in" fo:margin-right="0in" fo:text-indent="0in" style:auto-text-indent="false"/>
      <style:text-properties officeooo:rsid="00b166b2" officeooo:paragraph-rsid="00b166b2"/>
    </style:style>
    <style:style style:name="P16" style:family="paragraph" style:parent-style-name="Standard">
      <style:paragraph-properties fo:margin-left="0in" fo:margin-right="0in" fo:text-indent="0in" style:auto-text-indent="false"/>
      <style:text-properties officeooo:paragraph-rsid="00d3665e"/>
    </style:style>
    <style:style style:name="P17" style:family="paragraph" style:parent-style-name="Standard">
      <style:paragraph-properties fo:margin-left="0in" fo:margin-right="0in" fo:text-indent="0in" style:auto-text-indent="false"/>
      <style:text-properties officeooo:rsid="00cea88f" officeooo:paragraph-rsid="00d3665e"/>
    </style:style>
    <style:style style:name="P18" style:family="paragraph" style:parent-style-name="Standard">
      <style:paragraph-properties fo:margin-left="0in" fo:margin-right="0in" fo:text-indent="0in" style:auto-text-indent="false"/>
      <style:text-properties officeooo:paragraph-rsid="00dba0cb"/>
    </style:style>
    <style:style style:name="T1" style:family="text">
      <style:text-properties fo:font-style="italic" officeooo:rsid="005f0cee" style:font-style-asian="italic" style:font-style-complex="italic"/>
    </style:style>
    <style:style style:name="T2" style:family="text">
      <style:text-properties officeooo:rsid="005f0cee"/>
    </style:style>
    <style:style style:name="T3" style:family="text">
      <style:text-properties officeooo:rsid="005f666f"/>
    </style:style>
    <style:style style:name="T4" style:family="text">
      <style:text-properties officeooo:rsid="00613bb9"/>
    </style:style>
    <style:style style:name="T5" style:family="text">
      <style:text-properties officeooo:rsid="00626483"/>
    </style:style>
    <style:style style:name="T6" style:family="text">
      <style:text-properties officeooo:rsid="006420b6"/>
    </style:style>
    <style:style style:name="T7" style:family="text">
      <style:text-properties officeooo:rsid="0065ffae"/>
    </style:style>
    <style:style style:name="T8" style:family="text">
      <style:text-properties officeooo:rsid="0068efa2"/>
    </style:style>
    <style:style style:name="T9" style:family="text">
      <style:text-properties officeooo:rsid="006afef0"/>
    </style:style>
    <style:style style:name="T10" style:family="text">
      <style:text-properties officeooo:rsid="006d534e"/>
    </style:style>
    <style:style style:name="T11" style:family="text">
      <style:text-properties officeooo:rsid="0077463f"/>
    </style:style>
    <style:style style:name="T12" style:family="text">
      <style:text-properties officeooo:rsid="0078de64"/>
    </style:style>
    <style:style style:name="T13" style:family="text">
      <style:text-properties officeooo:rsid="007a9553"/>
    </style:style>
    <style:style style:name="T14" style:family="text">
      <style:text-properties officeooo:rsid="007afbdf"/>
    </style:style>
    <style:style style:name="T15" style:family="text">
      <style:text-properties officeooo:rsid="007cf90f"/>
    </style:style>
    <style:style style:name="T16" style:family="text">
      <style:text-properties officeooo:rsid="00805a77"/>
    </style:style>
    <style:style style:name="T17" style:family="text">
      <style:text-properties officeooo:rsid="0085f4cc"/>
    </style:style>
    <style:style style:name="T18" style:family="text">
      <style:text-properties officeooo:rsid="00884a22"/>
    </style:style>
    <style:style style:name="T19" style:family="text">
      <style:text-properties officeooo:rsid="0089a070"/>
    </style:style>
    <style:style style:name="T20" style:family="text">
      <style:text-properties officeooo:rsid="008c632d"/>
    </style:style>
    <style:style style:name="T21" style:family="text">
      <style:text-properties officeooo:rsid="00918584"/>
    </style:style>
    <style:style style:name="T22" style:family="text">
      <style:text-properties officeooo:rsid="00934fe9"/>
    </style:style>
    <style:style style:name="T23" style:family="text">
      <style:text-properties officeooo:rsid="00947bb1"/>
    </style:style>
    <style:style style:name="T24" style:family="text">
      <style:text-properties officeooo:rsid="0094f857"/>
    </style:style>
    <style:style style:name="T25" style:family="text">
      <style:text-properties officeooo:rsid="0097c374"/>
    </style:style>
    <style:style style:name="T26" style:family="text">
      <style:text-properties officeooo:rsid="009b0f7a"/>
    </style:style>
    <style:style style:name="T27" style:family="text">
      <style:text-properties officeooo:rsid="009c976b"/>
    </style:style>
    <style:style style:name="T28" style:family="text">
      <style:text-properties officeooo:rsid="009d03cb"/>
    </style:style>
    <style:style style:name="T29" style:family="text">
      <style:text-properties officeooo:rsid="00a2ae15"/>
    </style:style>
    <style:style style:name="T30" style:family="text">
      <style:text-properties officeooo:rsid="00a8f59b"/>
    </style:style>
    <style:style style:name="T31" style:family="text">
      <style:text-properties officeooo:rsid="00ac31a6"/>
    </style:style>
    <style:style style:name="T32" style:family="text">
      <style:text-properties officeooo:rsid="00af4f8d"/>
    </style:style>
    <style:style style:name="T33" style:family="text">
      <style:text-properties officeooo:rsid="00b61fe3"/>
    </style:style>
    <style:style style:name="T34" style:family="text">
      <style:text-properties officeooo:rsid="00b73aa2"/>
    </style:style>
    <style:style style:name="T35" style:family="text">
      <style:text-properties officeooo:rsid="00b9f129"/>
    </style:style>
    <style:style style:name="T36" style:family="text">
      <style:text-properties officeooo:rsid="00bbdf3e"/>
    </style:style>
    <style:style style:name="T37" style:family="text">
      <style:text-properties officeooo:rsid="00c9f913"/>
    </style:style>
    <style:style style:name="T38" style:family="text">
      <style:text-properties officeooo:rsid="00cb0dff"/>
    </style:style>
    <style:style style:name="T39" style:family="text">
      <style:text-properties officeooo:rsid="00cc2974"/>
    </style:style>
    <style:style style:name="T40" style:family="text">
      <style:text-properties officeooo:rsid="00cdd59e"/>
    </style:style>
    <style:style style:name="T41" style:family="text">
      <style:text-properties officeooo:rsid="00cea88f"/>
    </style:style>
    <style:style style:name="T42" style:family="text">
      <style:text-properties officeooo:rsid="00d052ef"/>
    </style:style>
    <style:style style:name="T43" style:family="text">
      <style:text-properties officeooo:rsid="00d38e59"/>
    </style:style>
    <style:style style:name="T44" style:family="text">
      <style:text-properties officeooo:rsid="00d480f8"/>
    </style:style>
    <style:style style:name="T45" style:family="text">
      <style:text-properties officeooo:rsid="00d5ab42"/>
    </style:style>
    <style:style style:name="T46" style:family="text">
      <style:text-properties officeooo:rsid="00d5cefd"/>
    </style:style>
    <style:style style:name="T47" style:family="text">
      <style:text-properties officeooo:rsid="00d645ab"/>
    </style:style>
    <style:style style:name="T48" style:family="text">
      <style:text-properties officeooo:rsid="00d75813"/>
    </style:style>
    <style:style style:name="T49" style:family="text">
      <style:text-properties officeooo:rsid="00d7a89e"/>
    </style:style>
    <style:style style:name="T50" style:family="text">
      <style:text-properties officeooo:rsid="00d9a47f"/>
    </style:style>
    <style:style style:name="T51" style:family="text">
      <style:text-properties officeooo:rsid="00d9c38b"/>
    </style:style>
    <style:style style:name="T52" style:family="text">
      <style:text-properties officeooo:rsid="00d9cb06"/>
    </style:style>
    <style:style style:name="T53" style:family="text">
      <style:text-properties officeooo:rsid="00dba0cb"/>
    </style:style>
    <style:style style:name="T54" style:family="text">
      <style:text-properties officeooo:rsid="00dd80fc"/>
    </style:style>
    <style:style style:name="T55" style:family="text">
      <style:text-properties officeooo:rsid="00df0ee1"/>
    </style:style>
    <style:style style:name="T56" style:family="text">
      <style:text-properties officeooo:rsid="00e0e9eb"/>
    </style:style>
    <style:style style:name="T57" style:family="text">
      <style:text-properties officeooo:rsid="00e2ca3c"/>
    </style:style>
    <style:style style:name="T58" style:family="text">
      <style:text-properties officeooo:rsid="00e301a8"/>
    </style:style>
    <style:style style:name="T59" style:family="text">
      <style:text-properties officeooo:rsid="00e48e8a"/>
    </style:style>
    <style:style style:name="T60" style:family="text">
      <style:text-properties officeooo:rsid="00e7c570"/>
    </style:style>
    <style:style style:name="T61" style:family="text">
      <style:text-properties officeooo:rsid="00e8f047"/>
    </style:style>
    <style:style style:name="T62" style:family="text">
      <style:text-properties officeooo:rsid="00e97867"/>
    </style:style>
    <style:style style:name="T63" style:family="text">
      <style:text-properties officeooo:rsid="00ee5879"/>
    </style:style>
    <style:style style:name="T64" style:family="text">
      <style:text-properties officeooo:rsid="00f2861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ulture and Language Library</text:p>
      <text:p text:style-name="Standard">--------------------------------------------------------</text:p>
      <text:p text:style-name="Standard">Culture A | Language</text:p>
      <text:p text:style-name="Standard"><text:tab/>Derivative Culture A.i | Language <text:span text:style-name="T2">(Analogue)</text:span></text:p>
      <text:p text:style-name="P2"><text:tab/>Derivative Culture A.ii | Language <text:span text:style-name="T2">(Analogue)→</text:span><text:span text:style-name="T12">Evolved Language (Analogue)</text:span></text:p>
      <text:p text:style-name="Standard">--------------------------------------------------------</text:p>
      <text:p text:style-name="Standard"/>
      <text:p text:style-name="Standard">Waith of the Four Cities | <text:span text:style-name="T2">Inivatic (</text:span>Tolkien Elvish<text:span text:style-name="T2">)</text:span></text:p>
      <text:p text:style-name="Standard"><text:tab/>Vanhar | <text:span text:style-name="T2">Inivatic (</text:span>Tolkien Elvish<text:span text:style-name="T2">)</text:span></text:p>
      <text:p text:style-name="Standard"><text:tab/>Akh | <text:span text:style-name="T2">Inivatic (</text:span>Tolkien Elvish<text:span text:style-name="T2">)</text:span></text:p>
      <text:p text:style-name="Standard"><text:tab/><text:tab/>Attasek | <text:span text:style-name="T2">dia. Inivatic (</text:span>Tolkien Elvish + PIE<text:span text:style-name="T2">)</text:span><text:span text:style-name="T1">, continued under Astar – Origin</text:span></text:p>
      <text:p text:style-name="Standard"><text:tab/>Rhun | <text:span text:style-name="T2">Inivatic (</text:span>Tolkien Elvish<text:span text:style-name="T2">)</text:span></text:p>
      <text:p text:style-name="Standard"/>
      <text:p text:style-name="Standard">Prehistoric Loss’kelvar | <text:span text:style-name="T3">Proto Keleshi (</text:span>Proto Niger-Congo<text:span text:style-name="T3">)</text:span></text:p>
      <text:p text:style-name="Standard"><text:tab/>Modern Loss’kelvar | <text:span text:style-name="T3">Keleshi (</text:span>Igbo<text:span text:style-name="T3">)</text:span></text:p>
      <text:p text:style-name="Standard"><text:tab/>Prehistoric Orun | <text:span text:style-name="T4">Proto Ebo (</text:span>Proto Yoruba<text:span text:style-name="T4">)</text:span></text:p>
      <text:p text:style-name="Standard"><text:tab/><text:tab/>Kekere | <text:span text:style-name="T4">Yaltalese and dialects (</text:span>hundreds of Niger-Congo languages<text:span text:style-name="T4">)</text:span></text:p>
      <text:p text:style-name="Standard"><text:tab/><text:tab/>Nla | <text:span text:style-name="T4">Ebo (</text:span>Yoruba<text:span text:style-name="T4">)</text:span></text:p>
      <text:p text:style-name="Standard"><text:tab/><text:tab/></text:p>
      <text:p text:style-name="Standard">Prehistoric Onear | Igbo variant</text:p>
      <text:p text:style-name="Standard">Okemenel – extinct | Southern Sotho</text:p>
      <text:p text:style-name="Standard"/>
      <text:p text:style-name="Standard"><text:span text:style-name="T5">Yfanald </text:span>Astar | <text:span text:style-name="T6">dia. Inivatic (Tolkein Elvish + </text:span>PIE<text:span text:style-name="T6">)</text:span></text:p>
      <text:p text:style-name="P7">Tellinese | <text:span text:style-name="T7">Tellinese (</text:span>PIE + Proto-Indo-Aryan (PIA, https://dsal.uchicago.edu/dictionaries/soas/)<text:span text:style-name="T7">)</text:span></text:p>
      <text:p text:style-name="P7"><text:tab/>Tellinese-Jangatet | <text:span text:style-name="T7">dia. Tellinese (</text:span>PIE + PIA<text:span text:style-name="T7">)</text:span></text:p>
      <text:p text:style-name="P7"><text:tab/><text:tab/>Samavaga | <text:span text:style-name="T7">dia. Tellinese (</text:span>PIE + PIA + Sinhala (lacking Elu, Helu dictionary)<text:span text:style-name="T7">)</text:span></text:p>
      <text:p text:style-name="P7"><text:tab/><text:tab/>Haritian | <text:span text:style-name="T7">dia. Tellinese (</text:span>PIA + Domari<text:span text:style-name="T7">)</text:span></text:p>
      <text:p text:style-name="P7"><text:tab/>Narazi | <text:span text:style-name="T7">dia. Tellinese (</text:span>PIE + PIA + Gujarati<text:span text:style-name="T7">)</text:span></text:p>
      <text:p text:style-name="P7">Ghahakan | <text:span text:style-name="T9">Ghahakan</text:span><text:span text:style-name="T7"> (</text:span>PIE + PIA + Punjabi<text:span text:style-name="T7">)</text:span></text:p>
      <text:p text:style-name="P7">Huroman | <text:span text:style-name="T31">Huroman</text:span><text:span text:style-name="T7"> (</text:span>PIE + PIA + Bangala (lacking Magadhi)<text:span text:style-name="T7">)</text:span></text:p>
      <text:p text:style-name="P7"><text:tab/>Huroman-Nlashikir | <text:span text:style-name="T9">Huro-</text:span><text:span text:style-name="T32">Ebo</text:span><text:span text:style-name="T7"> (</text:span>PIE + PIA+ Bangala + Yoruba<text:span text:style-name="T7">)</text:span></text:p>
      <text:p text:style-name="P7"><text:tab/><text:tab/>Marman | <text:span text:style-name="T9">Huro-</text:span><text:span text:style-name="T32">Ebo</text:span><text:span text:style-name="T7"> (</text:span>PIE + Bangala + Yoruba<text:span text:style-name="T7">)</text:span></text:p>
      <text:p text:style-name="P7"><text:tab/><text:tab/>Omanusian | <text:span text:style-name="T9">Huro-</text:span><text:span text:style-name="T32">Ebo</text:span><text:span text:style-name="T7"> (</text:span>PIE + Bangala + Yoruba<text:span text:style-name="T7">)</text:span></text:p>
      <text:p text:style-name="P7"><text:tab/><text:tab/>Shukunene | <text:span text:style-name="T9">Huro-</text:span><text:span text:style-name="T32">Ebo</text:span><text:span text:style-name="T7"> (</text:span>PIE + Bangala + Yoruba<text:span text:style-name="T7">)</text:span></text:p>
      <text:p text:style-name="P11"/>
      <text:p text:style-name="P11"/>
      <text:p text:style-name="P11">–</text:p>
      <text:p text:style-name="P12">Yfanald <text:span text:style-name="T54">(shamanistic theocracy, hunter-gatherer &amp; horticultural, animist, health magic)</text:span></text:p>
      <text:p text:style-name="P18"><text:span text:style-name="T33"><text:tab/>Tellinese-Jangatet-</text:span><text:span text:style-name="T44">Ruksal</text:span><text:span text:style-name="T33"> </text:span><text:span text:style-name="T43">(brutal theocracy, </text:span><text:span text:style-name="T56">horticulturalist</text:span><text:span text:style-name="T43">, </text:span><text:span text:style-name="T47">centralized </text:span><text:span text:style-name="T43">polytheistic </text:span><text:span text:style-name="T47">[war, afterlife]</text:span><text:span text:style-name="T43">, </text:span><text:span text:style-name="T45">trance magic</text:span><text:span text:style-name="T43">)</text:span></text:p>
      <text:p text:style-name="P18"><text:span text:style-name="T33"><text:tab/><text:tab/>Eyasolian </text:span><text:span text:style-name="T43">(dark </text:span><text:span text:style-name="T46">theocracy, </text:span><text:span text:style-name="T56">horticulturalist</text:span><text:span text:style-name="T46">, polytheistic, </text:span><text:span text:style-name="T55">spirit binding</text:span><text:span text:style-name="T46">)</text:span></text:p>
      <text:p text:style-name="P14"><text:span text:style-name="T33"><text:tab/><text:tab/><text:tab/><text:tab/></text:span><text:span text:style-name="T34">Islanders / East Austeran </text:span><text:span text:style-name="T48">()</text:span><text:span text:style-name="T59"> </text:span></text:p>
      <text:p text:style-name="P18"><text:span text:style-name="T33"><text:tab/></text:span><text:span text:style-name="T50">Proto </text:span><text:span text:style-name="T33">Huroman </text:span><text:span text:style-name="T47">(elder rule, pescatarian, animist </text:span><text:span text:style-name="T48">&amp; ancestor worship</text:span><text:span text:style-name="T47">, </text:span><text:span text:style-name="T50">health magic</text:span><text:span text:style-name="T47">)</text:span></text:p>
      <text:p text:style-name="P18"><text:span text:style-name="T33"><text:tab/><text:tab/>Nomadic Huroman </text:span><text:span text:style-name="T47">(egalitarian, mercantile &amp; hunter-gatherer, animist, </text:span><text:span text:style-name="T58">centralized </text:span><text:span text:style-name="T51">health magic</text:span><text:span text:style-name="T47">)</text:span></text:p>
      <text:p text:style-name="P18"><text:span text:style-name="T33"><text:tab/><text:tab/>Horticultural Huroman </text:span><text:span text:style-name="T47">(monarchical, pescatarian &amp; slavery, distributed polytheist [social, nature], </text:span><text:span text:style-name="T58">decentralized </text:span><text:span text:style-name="T51">health magic</text:span><text:span text:style-name="T47">)</text:span></text:p>
      <text:p text:style-name="P13"><text:tab/>Proto-Eastern <text:span text:style-name="T49">(egalitarian, hunter-gatherer, animist </text:span><text:span text:style-name="T51">&amp; ancestor worship</text:span><text:span text:style-name="T49">, </text:span><text:span text:style-name="T51">ancestor magic</text:span><text:span text:style-name="T49">)</text:span></text:p>
      <text:p text:style-name="P12"><text:soft-page-break/><text:tab/><text:tab/>Ghahakan <text:span text:style-name="T51">(chiefdom, </text:span><text:span text:style-name="T53">hunter-gatherer, </text:span><text:span text:style-name="T52">centralized pseudopolytheism &amp; ancestor worship</text:span><text:span text:style-name="T51">, </text:span><text:span text:style-name="T59">centralized </text:span><text:span text:style-name="T51">ancestor magic)</text:span></text:p>
      <text:p text:style-name="P12"><text:tab/><text:tab/>Southern Lake culture</text:p>
      <text:p text:style-name="P14"><text:span text:style-name="T33"><text:tab/><text:tab/></text:span><text:span text:style-name="T37">North Central Sea culture </text:span><text:span text:style-name="T53">(chiefdom, horticultural &amp; pescatarian, </text:span><text:span text:style-name="T57">animist, </text:span><text:span text:style-name="T60">nature magic</text:span><text:span text:style-name="T53">)</text:span></text:p>
      <text:p text:style-name="P14"><text:span text:style-name="T33"><text:tab/><text:tab/></text:span><text:span text:style-name="T35">Eastern </text:span><text:span text:style-name="T37">Central Sea / </text:span><text:span text:style-name="T36">Steppe </text:span><text:span text:style-name="T37">culture </text:span><text:span text:style-name="T61">(</text:span><text:span text:style-name="T62">chiefdom, nomadic pastoral, decentralized pseudopolytheist, </text:span><text:span text:style-name="T63">decentralized ancestor magic</text:span><text:span text:style-name="T61">)</text:span></text:p>
      <text:p text:style-name="P14"><text:tab/><text:tab/><text:tab/><text:span text:style-name="T37">North desert nomads</text:span></text:p>
      <text:p text:style-name="P14"><text:tab/><text:tab/><text:tab/><text:tab/><text:span text:style-name="T38">Proto </text:span><text:span text:style-name="T39">North-</text:span><text:span text:style-name="T38">East plateau culture</text:span></text:p>
      <text:p text:style-name="P14"><text:tab/><text:tab/><text:tab/><text:span text:style-name="T40">Southeastern Mountain culture (southeastern bay culture)</text:span></text:p>
      <text:p text:style-name="P14"><text:tab/><text:tab/><text:tab/><text:tab/><text:span text:style-name="T41">Proto South-East plateau culture</text:span></text:p>
      <text:p text:style-name="P16"><text:tab/><text:tab/><text:tab/></text:p>
      <text:p text:style-name="P17"><text:tab/><text:tab/><text:tab/><text:tab/>Proto North + South -East plateau culture</text:p>
      <text:p text:style-name="P14"><text:tab/><text:tab/><text:tab/><text:tab/><text:tab/><text:span text:style-name="T41">East plateau culture</text:span></text:p>
      <text:p text:style-name="P15"><text:tab/><text:tab/><text:span text:style-name="T42">Southern Lake culture + Southeastern Mountain culture</text:span></text:p>
      <text:p text:style-name="P15"><text:tab/><text:tab/><text:tab/><text:span text:style-name="T42">Far-east island culture</text:span></text:p>
      <text:p text:style-name="P15"><text:tab/><text:tab/><text:tab/><text:tab/><text:span text:style-name="T42">Proto west Austeran culture</text:span></text:p>
      <text:p text:style-name="P7"/>
      <text:p text:style-name="P10">Old World:</text:p>
      <text:p text:style-name="P7">Attasek | <text:span text:style-name="T7">dia. Inivatic (</text:span>Tolkien Elvish + PIE<text:span text:style-name="T7">) →</text:span><text:span text:style-name="T13"> Proto-Lunimean </text:span><text:span text:style-name="T14">(Proto Balto-Slavic)</text:span></text:p>
      <text:p text:style-name="P9"><text:tab/><text:span text:style-name="T15">Davakrai | Proto-Lunimean, </text:span><text:span text:style-name="T30">Davak</text:span><text:span text:style-name="T15"> (Proto Balto-Slavic)</text:span></text:p>
      <text:p text:style-name="P9"><text:span text:style-name="T25"><text:tab/><text:tab/></text:span><text:span text:style-name="T26">Nikartian | </text:span><text:span text:style-name="T25">High-Bronze Lunimean (Balto-Slavic + Proto Celtic)</text:span></text:p>
      <text:p text:style-name="P7"><text:tab/><text:tab/><text:span text:style-name="T17">Zvir | Zvir (Proto Baltic)</text:span></text:p>
      <text:p text:style-name="P7"><text:tab/><text:tab/><text:tab/><text:span text:style-name="T27">Zjamba | dia. Zvir </text:span><text:span text:style-name="T28">1</text:span><text:span text:style-name="T27"> (var. Proto Baltic)</text:span></text:p>
      <text:p text:style-name="P7"><text:tab/><text:tab/><text:tab/><text:span text:style-name="T28">Skirga | dia. Zvir 1 (var. Proto Baltic)</text:span></text:p>
      <text:p text:style-name="P7"><text:tab/><text:tab/><text:tab/><text:span text:style-name="T28">Girmis | dia. Zvir 2 (var. Proto Baltic)</text:span></text:p>
      <text:p text:style-name="P7"><text:tab/><text:tab/><text:tab/><text:span text:style-name="T28">Ugni | dia. Zvir 3 (var. Proto Baltic)</text:span></text:p>
      <text:p text:style-name="P7"><text:tab/><text:tab/><text:tab/><text:span text:style-name="T28">Vel-Gabaw | Vel-Gabaw (var. Proto Baltic + Albanian)</text:span></text:p>
      <text:p text:style-name="P7"><text:tab/><text:tab/><text:span text:style-name="T18">Piskiye | Pisk (Proto East Slavic)</text:span></text:p>
      <text:p text:style-name="P7"><text:tab/><text:tab/><text:tab/><text:span text:style-name="T16">MOUNTAIN PEOPLE!</text:span></text:p>
      <text:p text:style-name="P7"><text:tab/><text:tab/><text:tab/><text:span text:style-name="T19">Far northerners</text:span></text:p>
      <text:p text:style-name="P7"><text:tab/><text:tab/><text:span text:style-name="T20">Voin | Voinic (Proto West Slavic)</text:span></text:p>
      <text:p text:style-name="P7"><text:tab/><text:tab/><text:span text:style-name="T21">Yedris </text:span><text:span text:style-name="T22">| Yedral (Proto South Slavic)</text:span></text:p>
      <text:p text:style-name="P7"><text:tab/><text:tab/><text:tab/><text:span text:style-name="T23">Hoditi | dia. Yedral (Proto South Slavic</text:span><text:span text:style-name="T24">)</text:span></text:p>
      <text:p text:style-name="P7"><text:tab/><text:tab/><text:span text:style-name="T29">Voin + Yedris</text:span></text:p>
      <text:p text:style-name="P7"><text:tab/><text:tab/><text:tab/><text:span text:style-name="T29">Iryes | dia. Voinic + Yedral (Proto West Slavic + Proto South Slavic)</text:span></text:p>
      <text:p text:style-name="P7"><text:tab/><text:tab/></text:p>
      <text:p text:style-name="P8">Hiidkeil | Proto-Amarthian (Proto Celtic + Estonian)</text:p>
      <text:p text:style-name="P7"/>
      <text:p text:style-name="P7"><text:tab/><text:span text:style-name="T16">Hiidkeil + Davakrai</text:span></text:p>
      <text:p text:style-name="P7"><text:tab/><text:span text:style-name="T16">Abonkeil</text:span></text:p>
      <text:p text:style-name="P7"/>
      <text:p text:style-name="P7"/>
      <text:p text:style-name="P7"/>
      <text:p text:style-name="P7"/>
      <text:p text:style-name="P7">Raweli (+Ezelani)</text:p>
      <text:p text:style-name="P7">Bhsad</text:p>
      <text:p text:style-name="P7">Prehistoric East Tepeheo (Pikis, Maniyai, Marnos)</text:p>
      <text:p text:style-name="Standard"/>
      <text:p text:style-name="Standard"><text:soft-page-break/>Nayanzelic | <text:span text:style-name="T8">Nayanzelic (</text:span>Tolkien Elvish + Igbo → Slavic/Baltic variant (Russian, Ukranian, Czech, Servian, Bulgarian), Latvian<text:span text:style-name="T8">)</text:span></text:p>
      <text:p text:style-name="Standard"/>
      <text:p text:style-name="Standard">Connection between Nayanzelic and <text:span text:style-name="T11">Proto-Lunimean</text:span>?</text:p>
      <text:p text:style-name="Standard"/>
      <text:p text:style-name="P1">Perakor Giants | <text:span text:style-name="T10">Emakeel, “Native tongue” (Estonian)</text:span></text:p>
      <text:p text:style-name="P1"/>
      <text:p text:style-name="P3">Humanity | Afroasiatic languages</text:p>
      <text:p text:style-name="P3"/>
      <text:p text:style-name="P3"/>
      <text:p text:style-name="P3"/>
      <text:p text:style-name="P4">possible <text:span text:style-name="T64">indo-</text:span>iranian languages:</text:p>
      <text:p text:style-name="P5">Khowar</text:p>
      <text:p text:style-name="P5">Dhivehi</text:p>
      <text:p text:style-name="P6">Sanskrit</text:p>
      <text:p text:style-name="P6">Urdu</text:p>
      <text:p text:style-name="P6">Assamese</text:p>
      <text:p text:style-name="P6">Marathi</text:p>
      <text:p text:style-name="P6">Kashmiri</text:p>
      <text:p text:style-name="P6">Pali</text:p>
      <text:p text:style-name="P5"/>
      <text:p text:style-name="P5">Balochi</text:p>
      <text:p text:style-name="P5">Kurdish</text:p>
      <text:p text:style-name="P6">Persian</text:p>
      <text:p text:style-name="P6">Pashto</text:p>
      <text:p text:style-name="P6">Avestan</text:p>
      <text:p text:style-name="P6">Ossetic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6T21:39:07.815559908</meta:creation-date>
    <dc:date>2022-07-12T15:01:45.927745621</dc:date>
    <meta:editing-duration>P3DT3H28M6S</meta:editing-duration>
    <meta:editing-cycles>142</meta:editing-cycles>
    <meta:generator>LibreOffice/6.4.7.2$Linux_X86_64 LibreOffice_project/40$Build-2</meta:generator>
    <meta:document-statistic meta:table-count="0" meta:image-count="0" meta:object-count="0" meta:page-count="3" meta:paragraph-count="98" meta:word-count="547" meta:character-count="4159" meta:non-whitespace-character-count="3575"/>
  </office:meta>
</office:document-meta>
</file>